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2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8_09-12-33_000.jpg</text:p>
          </table:table-cell>
          <table:table-cell table:style-name="ce13" office:value-type="string">
            <text:p>:bookmemo / ページメモ / 『労働弁護士の事件ノート』 / 著者=東京法律事務所編 / p.11</text:p>
          </table:table-cell>
          <table:table-cell table:style-name="ce2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2]=&quot;&quot;;[.C2];CONCATENATE([.C2];&quot; / &quot;;[.E2]))" office:value-type="string" office:string-value=":bookmemo / ページメモ / 『労働弁護士の事件ノート』 / 著者=東京法律事務所編 / p.11">
            <text:p>:bookmemo / ページメモ / 『労働弁護士の事件ノート』 / 著者=東京法律事務所編 / p.11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2020-07-08_09-12-42_000.jpg</text:p>
          </table:table-cell>
          <table:table-cell table:style-name="ce13" office:value-type="string">
            <text:p>:bookmemo / ページメモ / 『労働弁護士の事件ノート』 / 著者=東京法律事務所編 / p.58</text:p>
          </table:table-cell>
          <table:table-cell table:style-name="ce2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3]=&quot;&quot;;[.C3];CONCATENATE([.C3];&quot; / &quot;;[.E3]))" office:value-type="string" office:string-value=":bookmemo / ページメモ / 『労働弁護士の事件ノート』 / 著者=東京法律事務所編 / p.58">
            <text:p>:bookmemo / ページメモ / 『労働弁護士の事件ノート』 / 著者=東京法律事務所編 / p.58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2020-07-08_09-13-19_000.jpg</text:p>
          </table:table-cell>
          <table:table-cell table:style-name="ce16" office:value-type="string">
            <text:p>:m 食べた物　間食 / 味噌スープ</text:p>
          </table:table-cell>
          <table:table-cell table:style-name="ce30"/>
          <table:table-cell table:style-name="ce2"/>
          <table:table-cell table:style-name="ce2" office:value-type="string">
            <text:p>N-35-35-28.8208 E-139-34-49.379882</text:p>
          </table:table-cell>
          <table:table-cell table:style-name="ce31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8_13-11-12_000.jpg</text:p>
          </table:table-cell>
          <table:table-cell table:style-name="ce16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8_14-44-5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8_15-37-20_000.jpg</text:p>
          </table:table-cell>
          <table:table-cell table:style-name="ce16" office:value-type="string">
            <text:p>:m / daylog メモ / partial / 2020-0609~0618</text:p>
          </table:table-cell>
          <table:table-cell table:style-name="ce16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7]=&quot;&quot;;[.C7];CONCATENATE([.C7];&quot; / &quot;;[.E7]))" office:value-type="string" office:string-value=":m / daylog メモ / partial / 2020-0609~0618">
            <text:p>:m / daylog メモ / partial / 2020-0609~0618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8_15-37-27_000.jpg</text:p>
          </table:table-cell>
          <table:table-cell table:style-name="ce16" office:value-type="string">
            <text:p>:m / daylog メモ / partial / 2020-0619~0707</text:p>
          </table:table-cell>
          <table:table-cell table:style-name="ce14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8]=&quot;&quot;;[.C8];CONCATENATE([.C8];&quot; / &quot;;[.E8]))" office:value-type="string" office:string-value=":m / daylog メモ / partial / 2020-0619~0707">
            <text:p>:m / daylog メモ / partial / 2020-0619~0707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8_16-37-23_000.jpg</text:p>
          </table:table-cell>
          <table:table-cell table:style-name="ce14" office:value-type="string">
            <text:p>:m RES 1-2*2 / free# JVEMV6 37#21.4_13 / 37. miscs of miscs / 21. math&amp;physics / 4. knot-theory / N+</text:p>
          </table:table-cell>
          <table:table-cell table:style-name="ce15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1" table:formula="of:=IF([.E9]=&quot;&quot;;[.C9];CONCATENATE([.C9];&quot; / &quot;;[.E9]))" office:value-type="string" office:string-value=":m RES 1-2*2 / free# JVEMV6 37#21.4_13 / 37. miscs of miscs / 21. math&amp;physics / 4. knot-theory / N+">
            <text:p>:m RES 1-2*2 / free# JVEMV6 37#21.4_13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8_16-54-56_000.jpg</text:p>
          </table:table-cell>
          <table:table-cell table:style-name="ce15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8_17-16-47_000.jpg</text:p>
          </table:table-cell>
          <table:table-cell table:style-name="ce16" office:value-type="string">
            <text:p>:m 災害備蓄 / 入れたもの / さば缶詰 / みそ煮；中国産；天長食品 / 6p / 2020-0708-① / 表面</text:p>
          </table:table-cell>
          <table:table-cell table:style-name="ce15"/>
          <table:table-cell table:style-name="ce2"/>
          <table:table-cell table:style-name="ce2" office:value-type="string">
            <text:p>N-35-35-28.39508 E-139-34-49.379882</text:p>
          </table:table-cell>
          <table:table-cell table:style-name="ce31" table:formula="of:=IF([.E11]=&quot;&quot;;[.C11];CONCATENATE([.C11];&quot; / &quot;;[.E11]))" office:value-type="string" office:string-value=":m 災害備蓄 / 入れたもの / さば缶詰 / みそ煮；中国産；天長食品 / 6p / 2020-0708-① / 表面">
            <text:p>:m 災害備蓄 / 入れたもの / さば缶詰 / みそ煮；中国産；天長食品 / 6p / 2020-0708-① / 表面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8_17-16-55_000.jpg</text:p>
          </table:table-cell>
          <table:table-cell table:style-name="ce16" office:value-type="string">
            <text:p>:m 災害備蓄 / 入れたもの / さば缶詰 / みそ煮；中国産；天長食品 / 6p / 2020-0708-① / 裏面</text:p>
          </table:table-cell>
          <table:table-cell table:style-name="ce16"/>
          <table:table-cell table:style-name="ce2"/>
          <table:table-cell table:style-name="ce2" office:value-type="string">
            <text:p>N-35-35-28.39508 E-139-34-49.379882</text:p>
          </table:table-cell>
          <table:table-cell table:style-name="ce31" table:formula="of:=IF([.E12]=&quot;&quot;;[.C12];CONCATENATE([.C12];&quot; / &quot;;[.E12]))" office:value-type="string" office:string-value=":m 災害備蓄 / 入れたもの / さば缶詰 / みそ煮；中国産；天長食品 / 6p / 2020-0708-① / 裏面">
            <text:p>:m 災害備蓄 / 入れたもの / さば缶詰 / みそ煮；中国産；天長食品 / 6p / 2020-0708-① / 裏面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08_17-19-15_000.jpg</text:p>
          </table:table-cell>
          <table:table-cell table:style-name="ce16" office:value-type="string">
            <text:p>:m 災害備蓄 / 入れたもの / 紅茶；ティーバッグ / リプトン；１００ｐ / 1p / 2020-0708-① / 表面</text:p>
          </table:table-cell>
          <table:table-cell table:style-name="ce16"/>
          <table:table-cell table:style-name="ce2"/>
          <table:table-cell table:style-name="ce2" office:value-type="string">
            <text:p>N-35-35-28.656005 E-139-34-49.379882</text:p>
          </table:table-cell>
          <table:table-cell table:style-name="ce31" table:formula="of:=IF([.E13]=&quot;&quot;;[.C13];CONCATENATE([.C13];&quot; / &quot;;[.E13]))" office:value-type="string" office:string-value=":m 災害備蓄 / 入れたもの / 紅茶；ティーバッグ / リプトン；１００ｐ / 1p / 2020-0708-① / 表面">
            <text:p>:m 災害備蓄 / 入れたもの / 紅茶；ティーバッグ / リプトン；１００ｐ / 1p / 2020-0708-① / 表面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08_17-19-23_000.jpg</text:p>
          </table:table-cell>
          <table:table-cell table:style-name="ce16" office:value-type="string">
            <text:p>:m 災害備蓄 / 入れたもの / 紅茶；ティーバッグ / リプトン；１００ｐ / 1p / 2020-0708-① / 裏面</text:p>
          </table:table-cell>
          <table:table-cell table:style-name="ce5"/>
          <table:table-cell table:style-name="ce2"/>
          <table:table-cell table:style-name="ce2" office:value-type="string">
            <text:p>N-35-35-28.656005 E-139-34-49.379882</text:p>
          </table:table-cell>
          <table:table-cell table:style-name="ce31" table:formula="of:=IF([.E14]=&quot;&quot;;[.C14];CONCATENATE([.C14];&quot; / &quot;;[.E14]))" office:value-type="string" office:string-value=":m 災害備蓄 / 入れたもの / 紅茶；ティーバッグ / リプトン；１００ｐ / 1p / 2020-0708-① / 裏面">
            <text:p>:m 災害備蓄 / 入れたもの / 紅茶；ティーバッグ / リプトン；１００ｐ / 1p / 2020-0708-① / 裏面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08_17-20-21_000.jpg</text:p>
          </table:table-cell>
          <table:table-cell table:style-name="ce16" office:value-type="string">
            <text:p>:m 災害備蓄 / 入れたもの / 黒あめ / 春日井製菓 / 2p / 2020-0708-① || <text:s/>:m 災害備蓄 / 入れたもの / 黒あめ / 沖縄黒飴；松屋製菓 / 2p / 2020-0708-①</text:p>
          </table:table-cell>
          <table:table-cell table:style-name="ce14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15]=&quot;&quot;;[.C15];CONCATENATE([.C15];&quot; / &quot;;[.E15]))" office:value-type="string" office:string-value=":m 災害備蓄 / 入れたもの / 黒あめ / 春日井製菓 / 2p / 2020-0708-① ||  :m 災害備蓄 / 入れたもの / 黒あめ / 沖縄黒飴；松屋製菓 / 2p / 2020-0708-①">
            <text:p>:m 災害備蓄 / 入れたもの / 黒あめ / 春日井製菓 / 2p / 2020-0708-① || <text:s/>:m 災害備蓄 / 入れたもの / 黒あめ / 沖縄黒飴；松屋製菓 / 2p / 2020-0708-①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08_17-28-30_000.jpg</text:p>
          </table:table-cell>
          <table:table-cell table:style-name="ce14" office:value-type="string">
            <text:p>:m 災害備蓄 / 梱包完了＋リスト / 2020-0708-① / さばみそ煮；紅茶；飴</text:p>
          </table:table-cell>
          <table:table-cell table:style-name="ce14"/>
          <table:table-cell table:style-name="ce2"/>
          <table:table-cell table:style-name="ce2" office:value-type="string">
            <text:p>N-35-35-28.546142 E-139-34-49.709472</text:p>
          </table:table-cell>
          <table:table-cell table:style-name="ce31" table:formula="of:=IF([.E16]=&quot;&quot;;[.C16];CONCATENATE([.C16];&quot; / &quot;;[.E16]))" office:value-type="string" office:string-value=":m 災害備蓄 / 梱包完了＋リスト / 2020-0708-① / さばみそ煮；紅茶；飴">
            <text:p>:m 災害備蓄 / 梱包完了＋リスト / 2020-0708-① / さばみそ煮；紅茶；飴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08_18-45-38_000.jpg</text:p>
          </table:table-cell>
          <table:table-cell table:style-name="ce14" office:value-type="string">
            <text:p>:m music / log / kb / || s.1:genr=f-N,for=write-out,file=0707-1829:1.01~,other=no-rec</text:p>
          </table:table-cell>
          <table:table-cell table:style-name="ce14"/>
          <table:table-cell table:style-name="ce2"/>
          <table:table-cell table:style-name="ce2" office:value-type="string">
            <text:p>N-35-35-28.587341 E-139-34-49.709472</text:p>
          </table:table-cell>
          <table:table-cell table:style-name="ce31" table:formula="of:=IF([.E17]=&quot;&quot;;[.C17];CONCATENATE([.C17];&quot; / &quot;;[.E17]))" office:value-type="string" office:string-value=":m music / log / kb / || s.1:genr=f-N,for=write-out,file=0707-1829:1.01~,other=no-rec">
            <text:p>:m music / log / kb / || s.1:genr=f-N,for=write-out,file=0707-1829:1.01~,other=no-rec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08_20-40-06_000.jpg</text:p>
          </table:table-cell>
          <table:table-cell table:style-name="ce14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09_00-50-01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09_00-50-06_000.jpg</text:p>
          </table:table-cell>
          <table:table-cell table:style-name="ce15" office:value-type="string">
            <text:p>:m :PHOTO 寝た時刻 / 2020</text:p>
          </table:table-cell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09_07-06-15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546142 E-139-34-49.160156</text:p>
          </table:table-cell>
          <table:table-cell table:style-name="ce31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09_08-44-12_000.jpg</text:p>
          </table:table-cell>
          <table:table-cell table:style-name="ce14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08_17-53-10_000.mp4</text:p>
          </table:table-cell>
          <table:table-cell table:style-name="ce5" office:value-type="string">
            <text:p>:VIDEO / @自宅 / メモ / kb,keyboard / 演奏、play / k-2020-0708-1 / genr=f-N,key=F,chor=F;Bf;C,LH=melody,BH=grip</text:p>
          </table:table-cell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string" office:string-value=":VIDEO / @自宅 / メモ / kb,keyboard / 演奏、play / k-2020-0708-1 / genr=f-N,key=F,chor=F;Bf;C,LH=melody,BH=grip">
            <text:p>:VIDEO / @自宅 / メモ / kb,keyboard / 演奏、play / k-2020-0708-1 / genr=f-N,key=F,chor=F;Bf;C,LH=melody,BH=grip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8_18-07-21_000.mp4</text:p>
          </table:table-cell>
          <table:table-cell table:style-name="ce5" office:value-type="string">
            <text:p>:VIDEO / @自宅 / メモ / kb,keyboard / 演奏、play / k-2020-0708-2 / genr=f-N,key=C,chor=CM7;EM7,RH=grip+trill:seesaw,LH=grip,for=M7+10<text:span text:style-name="T1">th</text:span></text:p>
          </table:table-cell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string" office:string-value=":VIDEO / @自宅 / メモ / kb,keyboard / 演奏、play / k-2020-0708-2 / genr=f-N,key=C,chor=CM7;EM7,RH=grip+trill:seesaw,LH=grip,for=M7+10th">
            <text:p>:VIDEO / @自宅 / メモ / kb,keyboard / 演奏、play / k-2020-0708-2 / genr=f-N,key=C,chor=CM7;EM7,RH=grip+trill:seesaw,LH=grip,for=M7+10th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8_18-39-54_000.mp4</text:p>
          </table:table-cell>
          <table:table-cell table:style-name="ce5" office:value-type="string">
            <text:p>:VIDEO / @自宅 / メモ / kb,keyboard / 演奏、play / k-2020-0708-3 / genr=f-prev:var,for=LR-sound-making,file=0707-1858</text:p>
          </table:table-cell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string" office:string-value=":VIDEO / @自宅 / メモ / kb,keyboard / 演奏、play / k-2020-0708-3 / genr=f-prev:var,for=LR-sound-making,file=0707-1858">
            <text:p>:VIDEO / @自宅 / メモ / kb,keyboard / 演奏、play / k-2020-0708-3 / genr=f-prev:var,for=LR-sound-making,file=0707-1858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2020/07/09</text:date>, <text:time>10:24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9T10:24:37.87</dc:date>
    <dc:creator>iwabuchi ken</dc:creator>
    <meta:editing-duration>P22DT18H45M56S</meta:editing-duration>
    <meta:editing-cycles>8817</meta:editing-cycles>
    <meta:document-statistic meta:table-count="1" meta:cell-count="477" meta:object-count="0"/>
  </office:meta>
</office:document-meta>
</file>